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33000002632A9807A47E3AEB10.png" manifest:media-type="image/png"/>
  <manifest:file-entry manifest:full-path="Pictures/10000200000000F00000003799C396C708A7775C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roid Sans Fallback2" svg:font-family="'Droid Sans Fallback'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draw:fill="none" fo:min-height="3.95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75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283cm"/>
    </style:style>
    <style:style style:name="pr1" style:family="presentation" style:parent-style-name="Secion-title">
      <style:graphic-properties fo:min-height="3.506cm"/>
    </style:style>
    <style:style style:name="pr2" style:family="presentation" style:parent-style-name="Secion-notes">
      <style:graphic-properties draw:fill-color="#ffffff" draw:auto-grow-height="true" fo:min-height="13.364cm"/>
    </style:style>
    <style:style style:name="pr3" style:family="presentation" style:parent-style-name="Slides-title">
      <style:graphic-properties draw:auto-grow-height="true" fo:min-height="2.111cm"/>
    </style:style>
    <style:style style:name="pr4" style:family="presentation" style:parent-style-name="Slides-outline1" style:list-style-name="L2">
      <style:graphic-properties fo:min-height="5.559cm"/>
    </style:style>
    <style:style style:name="pr5" style:family="presentation" style:parent-style-name="Slides-notes">
      <style:graphic-properties draw:fill-color="#ffffff" draw:auto-grow-height="true" fo:min-height="13.364cm"/>
    </style:style>
    <style:style style:name="pr6" style:family="presentation" style:parent-style-name="Slides-outline1" style:list-style-name="L2">
      <style:graphic-properties fo:min-height="5.559cm"/>
    </style:style>
    <style:style style:name="pr7" style:family="presentation" style:parent-style-name="Slides-outline1" style:list-style-name="L2">
      <style:graphic-properties fo:min-height="5.559cm"/>
    </style:style>
    <style:style style:name="pr8" style:family="presentation" style:parent-style-name="Slides-outline1" style:list-style-name="L2">
      <style:graphic-properties fo:min-height="5.559cm"/>
    </style:style>
    <style:style style:name="pr9" style:family="presentation" style:parent-style-name="Slides-outline1" style:list-style-name="L2">
      <style:graphic-properties fo:min-height="5.559cm"/>
    </style:style>
    <style:style style:name="pr10" style:family="presentation" style:parent-style-name="Slides-outline1" style:list-style-name="L2">
      <style:graphic-properties fo:min-height="5.559cm"/>
    </style:style>
    <style:style style:name="pr11" style:family="presentation" style:parent-style-name="Slides-outline1" style:list-style-name="L2">
      <style:graphic-properties fo:min-height="5.559cm"/>
    </style:style>
    <style:style style:name="pr12" style:family="presentation" style:parent-style-name="Slides-outline1" style:list-style-name="L2">
      <style:graphic-properties fo:min-height="5.559cm"/>
    </style:style>
    <style:style style:name="pr13" style:family="presentation" style:parent-style-name="Slides-outline1" style:list-style-name="L2">
      <style:graphic-properties fo:min-height="5.559cm"/>
    </style:style>
    <style:style style:name="P1" style:family="paragraph">
      <style:text-properties fo:language="bg" fo:country="BG"/>
    </style:style>
    <style:style style:name="P2" style:family="paragraph">
      <loext:graphic-properties draw:fill="none"/>
      <style:paragraph-properties fo:text-align="center"/>
      <style:text-properties fo:color="#336699" fo:font-size="48pt" fo:language="bg" fo:country="BG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336699" style:font-name="DejaVu Serif" fo:font-size="48pt" fo:language="bg" fo:country="BG" style:font-size-asian="48pt" style:font-size-complex="48pt"/>
    </style:style>
    <style:style style:name="P5" style:family="paragraph">
      <loext:graphic-properties draw:fill-color="#ffffff"/>
      <style:text-properties fo:font-size="20pt" fo:language="bg" fo:country="BG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666666" fo:font-size="32pt" fo:language="bg" fo:country="BG" style:font-size-asian="32pt" style:font-size-complex="32pt"/>
    </style:style>
    <style:style style:name="P8" style:family="paragraph">
      <style:paragraph-properties fo:margin-top="0.2cm" fo:margin-bottom="0cm"/>
    </style:style>
    <style:style style:name="P9" style:family="paragraph">
      <style:paragraph-properties fo:margin-left="0cm" fo:margin-right="0cm" fo:text-align="start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use-window-font-color="true" style:font-name="DejaVu Serif" fo:font-size="26pt" fo:language="bg" fo:country="BG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10" style:family="paragraph">
      <style:paragraph-properties fo:margin-top="0.3cm" fo:margin-bottom="0cm"/>
    </style:style>
    <style:style style:name="P11" style:family="paragraph">
      <loext:graphic-properties draw:fill="none" draw:fill-color="#ffffff"/>
      <style:paragraph-properties fo:margin-top="0.3cm" fo:margin-bottom="0cm"/>
    </style:style>
    <style:style style:name="P12" style:family="paragraph">
      <style:paragraph-properties fo:text-align="start"/>
    </style:style>
    <style:style style:name="T1" style:family="text">
      <style:text-properties fo:font-variant="normal" fo:text-transform="none" fo:color="#232056" style:text-outline="false" style:text-line-through-style="none" style:text-line-through-type="none" style:font-name="DejaVu Serif" fo:font-size="32pt" fo:language="bg" fo:country="BG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232056" fo:language="bg" fo:country="BG" fo:font-weight="bold" style:language-asian="bg" style:country-asian="BG" style:font-weight-asian="bold" style:language-complex="bg" style:country-complex="BG" style:font-weight-complex="bold"/>
    </style:style>
    <style:style style:name="T3" style:family="text">
      <style:text-properties style:font-name="DejaVu Serif" fo:font-size="24pt" style:font-size-asian="24pt" style:font-size-complex="24pt"/>
    </style:style>
    <style:style style:name="T4" style:family="text">
      <style:text-properties style:font-name="DejaVu Serif" fo:font-size="18pt" style:font-size-asian="18pt" style:font-size-complex="18pt"/>
    </style:style>
    <style:style style:name="T5" style:family="text">
      <style:text-properties style:font-name="DejaVu Serif" fo:font-size="26pt" style:font-size-asian="26pt" style:font-size-complex="2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Ива Е. Попова, 2015</presentation:footer-decl>
      <draw:page draw:name="The Box Model" draw:style-name="dp1" draw:master-page-name="Secion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15cm" svg:y="0.822cm" presentation:class="title" presentation:placeholder="true" presentation:user-transformed="true">
          <draw:text-box/>
        </draw:frame>
        <draw:frame draw:style-name="gr1" draw:text-style-name="P2" draw:layer="layout" svg:width="27.97cm" svg:height="20.97cm" svg:x="0.03cm" svg:y="0cm" presentation:class="graphic" presentation:user-transformed="true">
          <draw:image xlink:href="Pictures/1000020100000333000002632A9807A47E3AEB10.png" xlink:type="simple" xlink:show="embed" xlink:actuate="onLoad">
            <text:p/>
          </draw:image>
        </draw:frame>
        <draw:frame draw:style-name="gr2" draw:text-style-name="P4" draw:layer="layout" svg:width="18.789cm" svg:height="4.205cm" svg:x="4.606cm" svg:y="9.324cm">
          <draw:text-box>
            <text:p text:style-name="P3"><text:span text:style-name="T1">HTML5/CSS3 форми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des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0.937cm" presentation:class="title" presentation:user-transformed="true">
          <draw:text-box>
            <text:p text:style-name="P6"><text:span text:style-name="T2">&lt;form&gt;&lt;/form&gt;</text:span></text:p>
          </draw:text-box>
        </draw:frame>
        <draw:frame presentation:style-name="pr4" draw:text-style-name="P9" draw:layer="layout" svg:width="24.13cm" svg:height="2.794cm" svg:x="2.286cm" svg:y="4.318cm" presentation:class="outline" presentation:user-transformed="true">
          <draw:text-box>
            <text:list text:style-name="L2">
              <text:list-header>
                <text:p><text:span text:style-name="T3">Контейнер, в който се разполагат полетата на формата: </text:span></text:p>
                <text:p><text:span text:style-name="T3"/></text:p>
                <text:p text:style-name="P8"><text:span text:style-name="T4"/></text:p>
                <text:p text:style-name="P8"><text:span text:style-name="T4"/></text:p>
                <text:p><text:span text:style-name="T5"/></text:p>
              </text:list-header>
            </text:list>
          </draw:text-box>
        </draw:frame>
        <draw:frame draw:style-name="gr4" draw:text-style-name="P11" draw:layer="layout" svg:width="7.62cm" svg:height="5.009cm" svg:x="14.224cm" svg:y="9.215cm">
          <draw:text-box>
            <text:list text:style-name="L1">
              <text:list-header>
                <text:p text:style-name="P10"><text:span text:style-name="T4">&lt;option&gt;</text:span></text:p>
                <text:p text:style-name="P10"><text:span text:style-name="T4">&lt;optgroup&gt;</text:span></text:p>
                <text:p text:style-name="P10"><text:span text:style-name="T4">&lt;fieldset&gt;</text:span></text:p>
                <text:p text:style-name="P10"><text:span text:style-name="T4">&lt;label&gt;</text:span></text:p>
              </text:list-header>
            </text:list>
          </draw:text-box>
        </draw:frame>
        <draw:frame draw:style-name="gr5" draw:text-style-name="P11" draw:layer="layout" svg:width="7.62cm" svg:height="6.533cm" svg:x="3.556cm" svg:y="9.215cm">
          <draw:text-box>
            <text:list text:style-name="L1">
              <text:list-header>
                <text:p text:style-name="P10"><text:span text:style-name="T4">&lt;input&gt;</text:span></text:p>
                <text:p text:style-name="P10"><text:span text:style-name="T4">&lt;textarea&gt;</text:span></text:p>
                <text:p text:style-name="P10"><text:span text:style-name="T4">&lt;button&gt;</text:span></text:p>
                <text:p text:style-name="P10"><text:span text:style-name="T4">&lt;select&gt;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lides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0.937cm" presentation:class="title" presentation:user-transformed="true">
          <draw:text-box>
            <text:p text:style-name="P6"><text:span text:style-name="T2">&lt;input&gt;</text:span></text:p>
          </draw:text-box>
        </draw:frame>
        <draw:frame presentation:style-name="pr6" draw:text-style-name="P9" draw:layer="layout" svg:width="24.13cm" svg:height="2.794cm" svg:x="2.032cm" svg:y="6.604cm" presentation:class="outline" presentation:user-transformed="true">
          <draw:text-box>
            <text:list text:style-name="L3">
              <text:list-item>
                <text:p text:style-name="P12"><text:span text:style-name="T6"><text:a xlink:href="http://www.w3schools.com/tags/tag_input.asp" xlink:type="simple">http://www.w3schools.com/tags/tag_input.asp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lides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0.937cm" presentation:class="title" presentation:user-transformed="true">
          <draw:text-box>
            <text:p text:style-name="P6"><text:span text:style-name="T2">&lt;label&gt;&lt;/label&gt;</text:span></text:p>
          </draw:text-box>
        </draw:frame>
        <draw:frame presentation:style-name="pr7" draw:text-style-name="P9" draw:layer="layout" svg:width="24.13cm" svg:height="2.794cm" svg:x="2.032cm" svg:y="6.604cm" presentation:class="outline" presentation:user-transformed="true">
          <draw:text-box>
            <text:list text:style-name="L3">
              <text:list-item>
                <text:p text:style-name="P12"><text:span text:style-name="T6"><text:a xlink:href="http://www.w3schools.com/tags/tag_label.asp" xlink:type="simple">http://www.w3schools.com/tags/tag_label.asp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des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0.937cm" presentation:class="title" presentation:user-transformed="true">
          <draw:text-box>
            <text:p text:style-name="P6"><text:span text:style-name="T2">&lt;textarea&gt;&lt;textarea&gt;</text:span></text:p>
          </draw:text-box>
        </draw:frame>
        <draw:frame presentation:style-name="pr8" draw:text-style-name="P9" draw:layer="layout" svg:width="24.13cm" svg:height="2.794cm" svg:x="2.032cm" svg:y="6.604cm" presentation:class="outline" presentation:user-transformed="true">
          <draw:text-box>
            <text:list text:style-name="L3">
              <text:list-item>
                <text:p text:style-name="P12"><text:span text:style-name="T7"><text:a xlink:href="http://www.w3schools.com/tags/tag_textarea.asp" xlink:type="simple">http://www.w3schools.com/tags/tag_textarea.asp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ides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0.937cm" presentation:class="title" presentation:user-transformed="true">
          <draw:text-box>
            <text:p text:style-name="P6"><text:span text:style-name="T2">&lt;select&gt;&lt;/select&gt;</text:span></text:p>
          </draw:text-box>
        </draw:frame>
        <draw:frame presentation:style-name="pr9" draw:text-style-name="P9" draw:layer="layout" svg:width="24.13cm" svg:height="2.794cm" svg:x="2.032cm" svg:y="6.604cm" presentation:class="outline" presentation:user-transformed="true">
          <draw:text-box>
            <text:list text:style-name="L3">
              <text:list-item>
                <text:p text:style-name="P12"><text:span text:style-name="T6"><text:a xlink:href="http://www.w3schools.com/tags/tag_select.asp" xlink:type="simple">http://www.w3schools.com/tags/tag_select.asp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ides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0.937cm" presentation:class="title" presentation:user-transformed="true">
          <draw:text-box>
            <text:p text:style-name="P6"><text:span text:style-name="T2">&lt;option&gt;&lt;/option&gt;</text:span></text:p>
          </draw:text-box>
        </draw:frame>
        <draw:frame presentation:style-name="pr10" draw:text-style-name="P9" draw:layer="layout" svg:width="24.892cm" svg:height="2.794cm" svg:x="1.27cm" svg:y="6.604cm" presentation:class="outline" presentation:user-transformed="true">
          <draw:text-box>
            <text:list text:style-name="L3">
              <text:list-item>
                <text:p text:style-name="P12"><text:span text:style-name="T6"><text:a xlink:href="http://www.w3schools.com/tags/tag_option.asp" xlink:type="simple">http://www.w3schools.com/tags/tag_option.asp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lides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0.937cm" presentation:class="title" presentation:user-transformed="true">
          <draw:text-box>
            <text:p text:style-name="P6"><text:span text:style-name="T2">&lt;optgroup&gt;&lt;/optgroup&gt;</text:span></text:p>
          </draw:text-box>
        </draw:frame>
        <draw:frame presentation:style-name="pr11" draw:text-style-name="P9" draw:layer="layout" svg:width="24.892cm" svg:height="2.794cm" svg:x="1.27cm" svg:y="6.604cm" presentation:class="outline" presentation:user-transformed="true">
          <draw:text-box>
            <text:list text:style-name="L3">
              <text:list-item>
                <text:p text:style-name="P12"><text:span text:style-name="T7"><text:a xlink:href="http://www.w3schools.com/tags/tag_optgroup.asp" xlink:type="simple">http://www.w3schools.com/tags/tag_optgroup.asp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lides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0.937cm" presentation:class="title" presentation:user-transformed="true">
          <draw:text-box>
            <text:p text:style-name="P6"><text:span text:style-name="T2">fieldset &amp; legend</text:span></text:p>
          </draw:text-box>
        </draw:frame>
        <draw:frame presentation:style-name="pr12" draw:text-style-name="P9" draw:layer="layout" svg:width="24.892cm" svg:height="2.794cm" svg:x="1.27cm" svg:y="6.604cm" presentation:class="outline" presentation:user-transformed="true">
          <draw:text-box>
            <text:list text:style-name="L3">
              <text:list-item>
                <text:p text:style-name="P12"><text:span text:style-name="T7"><text:a xlink:href="http://www.w3schools.com/tags/tag_fieldset.asp" xlink:type="simple">http://www.w3schools.com/tags/tag_fieldset.asp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ides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0.937cm" presentation:class="title" presentation:user-transformed="true">
          <draw:text-box>
            <text:p text:style-name="P6"><text:span text:style-name="T2">&lt;button&gt;&lt;/button&gt;</text:span></text:p>
          </draw:text-box>
        </draw:frame>
        <draw:frame presentation:style-name="pr13" draw:text-style-name="P9" draw:layer="layout" svg:width="24.892cm" svg:height="2.794cm" svg:x="1.27cm" svg:y="6.604cm" presentation:class="outline" presentation:user-transformed="true">
          <draw:text-box>
            <text:list text:style-name="L3">
              <text:list-item>
                <text:p text:style-name="P12"><text:span text:style-name="T7"><text:a xlink:href="http://www.w3schools.com/tags/tag_button.asp" xlink:type="simple">http://www.w3schools.com/tags/tag_button.asp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roid Sans Fallback2" svg:font-family="'Droid Sans Fallback'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draw:marker draw:name="msArrowEnd_20_1" draw:display-name="msArrowEnd 1" svg:viewBox="0 0 140 140" svg:d="M70 0l70 140h-140z"/>
    <draw:stroke-dash draw:name="Dashed_20__28_var_29__20_4" draw:display-name="Dashed (var) 4" draw:style="rect" draw:dots2="1" draw:dots2-length="0.105cm" draw:distance="0.079cm"/>
    <draw:stroke-dash draw:name="Dashed_20__28_var_29__20_5" draw:display-name="Dashed (var) 5" draw:style="rect" draw:dots1="1" draw:dots1-length="0.008cm" draw:distance="0.008cm"/>
    <draw:stroke-dash draw:name="Dashed_20__28_var_29__20_6" draw:display-name="Dashed (var) 6" draw:style="rect" draw:dots2="1" draw:dots2-length="0.035cm" draw:distance="0.026cm"/>
    <draw:stroke-dash draw:name="Dashed_20__28_var_29__20_7" draw:display-name="Dashed (var) 7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lides-background" style:family="presentation">
      <style:graphic-properties draw:stroke="none" draw:fill="none"/>
      <style:text-properties style:letter-kerning="true"/>
    </style:style>
    <style:style style:name="Slid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s-outline1" style:family="presentation">
      <style:graphic-properties draw:stroke="none" draw:fill="none" draw:auto-grow-height="false" draw:fit-to-size="shrink-to-fit">
        <text:list-style style:name="Slides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erif" fo:font-family="'DejaVu Serif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-outline2" style:family="presentation" style:parent-style-name="Slides-outline1">
      <style:paragraph-properties fo:margin-top="0.4cm" fo:margin-bottom="0cm"/>
      <style:text-properties fo:font-size="28pt" style:font-size-asian="28pt" style:font-size-complex="28pt"/>
    </style:style>
    <style:style style:name="Slides-outline3" style:family="presentation" style:parent-style-name="Slides-outline2">
      <style:paragraph-properties fo:margin-top="0.3cm" fo:margin-bottom="0cm"/>
      <style:text-properties fo:font-size="24pt" style:font-size-asian="24pt" style:font-size-complex="24pt"/>
    </style:style>
    <style:style style:name="Slides-outline4" style:family="presentation" style:parent-style-name="Slides-outline3">
      <style:paragraph-properties fo:margin-top="0.2cm" fo:margin-bottom="0cm"/>
      <style:text-properties fo:font-size="20pt" style:font-size-asian="20pt" style:font-size-complex="20pt"/>
    </style:style>
    <style:style style:name="Slides-outline5" style:family="presentation" style:parent-style-name="Slides-outline4">
      <style:paragraph-properties fo:margin-top="0.1cm" fo:margin-bottom="0cm"/>
      <style:text-properties fo:font-size="20pt" style:font-size-asian="20pt" style:font-size-complex="20pt"/>
    </style:style>
    <style:style style:name="Slides-outline6" style:family="presentation" style:parent-style-name="Slides-outline5">
      <style:paragraph-properties fo:margin-top="0.1cm" fo:margin-bottom="0cm"/>
      <style:text-properties fo:font-size="20pt" style:font-size-asian="20pt" style:font-size-complex="20pt"/>
    </style:style>
    <style:style style:name="Slides-outline7" style:family="presentation" style:parent-style-name="Slides-outline6">
      <style:paragraph-properties fo:margin-top="0.1cm" fo:margin-bottom="0cm"/>
      <style:text-properties fo:font-size="20pt" style:font-size-asian="20pt" style:font-size-complex="20pt"/>
    </style:style>
    <style:style style:name="Slides-outline8" style:family="presentation" style:parent-style-name="Slides-outline7">
      <style:paragraph-properties fo:margin-top="0.1cm" fo:margin-bottom="0cm"/>
      <style:text-properties fo:font-size="20pt" style:font-size-asian="20pt" style:font-size-complex="20pt"/>
    </style:style>
    <style:style style:name="Slides-outline9" style:family="presentation" style:parent-style-name="Slides-outline8">
      <style:paragraph-properties fo:margin-top="0.1cm" fo:margin-bottom="0cm"/>
      <style:text-properties fo:font-size="20pt" style:font-size-asian="20pt" style:font-size-complex="20pt"/>
    </style:style>
    <style:style style:name="Slides-subtitle" style:family="presentation">
      <style:graphic-properties draw:stroke="none" draw:fill="none" draw:textarea-vertical-align="middle">
        <text:list-style style:name="Slid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-title" style:family="presentation">
      <style:graphic-properties draw:stroke="none" draw:fill="none" draw:textarea-vertical-align="middle">
        <text:list-style style:name="Slid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666666" style:text-outline="false" style:text-line-through-style="none" style:text-line-through-type="none" style:font-name="DejaVu Serif" fo:font-family="'DejaVu Serif'" style:font-family-generic="roman" style:font-pitch="variable" fo:font-size="36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1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Secion-background" style:family="presentation">
      <style:graphic-properties draw:stroke="none" draw:fill="none"/>
      <style:text-properties style:letter-kerning="true"/>
    </style:style>
    <style:style style:name="Sec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ion-outline1" style:family="presentation">
      <style:graphic-properties draw:stroke="none" draw:fill="none" draw:auto-grow-height="false" draw:fit-to-size="shrink-to-fit">
        <text:list-style style:name="Secio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4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4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/>
            <style:text-properties style:use-window-font-color="true" fo:font-size="45%"/>
          </text:list-level-style-number>
          <text:list-level-style-number text:level="9" style:num-format="">
            <style:list-level-properties/>
            <style:text-properties style:use-window-font-color="true" fo:font-size="45%"/>
          </text:list-level-style-number>
          <text:list-level-style-number text:level="10" style:num-format="">
            <style:list-level-properties/>
            <style:text-properties style:use-window-font-color="true" fo:font-size="45%"/>
          </text:list-level-style-number>
        </text:list-style>
      </style:graphic-properties>
      <style:paragraph-properties fo:margin-top="0.5cm" fo:margin-bottom="0cm" fo:text-align="center"/>
      <style:text-properties fo:font-variant="normal" fo:text-transform="none" fo:color="#3465a4" style:text-outline="false" style:text-line-through-style="none" style:text-line-through-type="none" style:font-name="DejaVu Serif" fo:font-family="'DejaVu Serif'" style:font-family-generic="roman" style:font-pitch="variable" fo:font-size="36pt" fo:font-style="normal" fo:text-shadow="none" style:text-underline-style="none" fo:font-weight="bold" style:letter-kerning="true" fo:background-color="#ffffff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1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Secion-outline2" style:family="presentation" style:parent-style-name="Secion-outline1">
      <style:paragraph-properties fo:margin-top="1cm" fo:margin-bottom="0cm" fo:text-align="center"/>
      <style:text-properties fo:color="#1c1c1c" fo:font-size="28pt" style:font-size-asian="28pt" style:font-size-complex="28pt"/>
    </style:style>
    <style:style style:name="Secion-outline3" style:family="presentation" style:parent-style-name="Secion-outline2">
      <style:paragraph-properties fo:margin-top="0.3cm" fo:margin-bottom="0cm" fo:text-align="center"/>
      <style:text-properties fo:color="#1c1c1c" fo:font-size="24pt" style:font-size-asian="24pt" style:font-size-complex="24pt"/>
    </style:style>
    <style:style style:name="Secion-outline4" style:family="presentation" style:parent-style-name="Secion-outline3">
      <style:paragraph-properties fo:margin-top="0.2cm" fo:margin-bottom="0cm" fo:text-align="center"/>
      <style:text-properties fo:color="#1c1c1c" fo:font-size="20pt" style:font-size-asian="20pt" style:font-size-complex="20pt"/>
    </style:style>
    <style:style style:name="Secion-outline5" style:family="presentation" style:parent-style-name="Secion-outline4">
      <style:paragraph-properties fo:margin-top="0.1cm" fo:margin-bottom="0cm" fo:text-align="center"/>
      <style:text-properties fo:color="#1c1c1c" fo:font-size="20pt" style:font-size-asian="20pt" style:font-size-complex="20pt"/>
    </style:style>
    <style:style style:name="Secion-outline6" style:family="presentation" style:parent-style-name="Secion-outline5">
      <style:paragraph-properties fo:margin-top="0.1cm" fo:margin-bottom="0cm" fo:text-align="center"/>
      <style:text-properties fo:color="#1c1c1c" fo:font-size="20pt" style:font-size-asian="20pt" style:font-size-complex="20pt"/>
    </style:style>
    <style:style style:name="Secion-outline7" style:family="presentation" style:parent-style-name="Secion-outline6">
      <style:paragraph-properties fo:margin-top="0.1cm" fo:margin-bottom="0cm" fo:text-align="center"/>
      <style:text-properties fo:color="#1c1c1c" fo:font-size="20pt" style:font-size-asian="20pt" style:font-size-complex="20pt"/>
    </style:style>
    <style:style style:name="Secion-outline8" style:family="presentation" style:parent-style-name="Secion-outline7">
      <style:paragraph-properties fo:margin-top="0.1cm" fo:margin-bottom="0cm"/>
      <style:text-properties fo:font-size="20pt" style:font-size-asian="20pt" style:font-size-complex="20pt"/>
    </style:style>
    <style:style style:name="Secion-outline9" style:family="presentation" style:parent-style-name="Secion-outline8">
      <style:paragraph-properties fo:margin-top="0.1cm" fo:margin-bottom="0cm"/>
      <style:text-properties fo:font-size="20pt" style:font-size-asian="20pt" style:font-size-complex="20pt"/>
    </style:style>
    <style:style style:name="Secion-subtitle" style:family="presentation">
      <style:graphic-properties draw:stroke="none" draw:fill="none" draw:textarea-vertical-align="middle">
        <text:list-style style:name="Sec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ion-title" style:family="presentation">
      <style:graphic-properties draw:stroke="none" draw:fill="none" draw:textarea-vertical-align="middle">
        <text:list-style style:name="Sec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erif" fo:font-family="'DejaVu Serif'" style:font-family-generic="roman" style:font-pitch="variable" fo:font-size="32pt" fo:font-style="normal" fo:text-shadow="none" style:text-underline-style="none" fo:font-weight="bold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bold" style:font-name-complex="FreeSans1" style:font-family-complex="FreeSans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none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Empty-outline3" style:family="presentation" style:parent-style-name="Empt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Empty-outline4" style:family="presentation" style:parent-style-name="Empt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Empty-outline5" style:family="presentation" style:parent-style-name="Empt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s-backgroundobjects">
      <style:graphic-properties draw:stroke="none" draw:fill="none" draw:fill-color="#ffffff" draw:textarea-vertical-align="middle" draw:auto-grow-height="false" fo:min-height="1.449cm"/>
    </style:style>
    <style:style style:name="Mpr2" style:family="presentation" style:parent-style-name="Slid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Slide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ion-outline1">
      <style:graphic-properties fo:min-height="12.18cm"/>
    </style:style>
    <style:style style:name="Mpr5" style:family="presentation" style:parent-style-name="Sec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Sec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Empty-backgroundobjects">
      <style:graphic-properties draw:stroke="none" draw:fill="none" draw:fill-color="#ffffff" draw:auto-grow-height="false" fo:min-height="1.449cm"/>
    </style:style>
    <style:style style:name="Mpr11" style:family="presentation" style:parent-style-name="Empty-backgroundobjects">
      <style:graphic-properties draw:stroke="none" draw:fill="none" draw:fill-color="#ffffff" draw:auto-grow-height="false" fo:min-height="1.485cm"/>
    </style:style>
    <style:style style:name="Mpr12" style:family="presentation" style:parent-style-name="Empt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color="#808080" style:font-name="DejaVu Serif" fo:font-size="14pt" fo:font-style="italic" style:font-size-asian="14pt" style:font-style-asian="italic" style:font-size-complex="14pt" style:font-style-complex="italic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DejaVu Serif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number text:level="10" style:num-format="">
        <style:list-level-properties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lides" style:page-layout-name="PM1" draw:style-name="Mdp1">
      <draw:frame presentation:style-name="Slides-title" draw:layer="backgroundobjects" svg:width="25.199cm" svg:height="1.449cm" svg:x="1.4cm" svg:y="0.837cm" presentation:class="title" presentation:placeholder="true">
        <draw:text-box/>
      </draw:frame>
      <draw:frame presentation:style-name="Slides-outline1" draw:layer="backgroundobjects" svg:width="25.199cm" svg:height="14.299cm" svg:x="1.4cm" svg:y="2.794cm" presentation:class="outline" presentation:placeholder="true">
        <draw:text-box/>
      </draw:frame>
      <draw:frame presentation:style-name="Mpr1" draw:text-style-name="MP5" draw:layer="backgroundobjects" svg:width="5.507cm" svg:height="1.448cm" svg:x="1.093cm" svg:y="19.304cm">
        <draw:text-box>
          <text:p><text:span text:style-name="MT2">Ива Е. Попова, 2015</text:span></text:p>
        </draw:text-box>
      </draw:frame>
      <draw:frame draw:style-name="Mgr3" draw:text-style-name="MP6" draw:layer="backgroundobjects" svg:width="5.543cm" svg:height="1.27cm" svg:x="21.84cm" svg:y="19.304cm">
        <draw:image xlink:href="Pictures/10000200000000F00000003799C396C708A7775C.gif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Slides-title" draw:layer="backgroundobjects" svg:width="14.848cm" svg:height="11.136cm" svg:x="3.075cm" svg:y="2.257cm" presentation:class="page"/>
        <draw:frame presentation:style-name="Slid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ion" style:page-layout-name="PM1" draw:style-name="Mdp1">
      <draw:frame presentation:style-name="Secion-title" draw:layer="backgroundobjects" svg:width="25.199cm" svg:height="1.957cm" svg:x="1.4cm" svg:y="0.837cm" presentation:class="title" presentation:placeholder="true">
        <draw:text-box/>
      </draw:frame>
      <draw:frame presentation:style-name="Mpr4" draw:layer="backgroundobjects" svg:width="25.146cm" svg:height="11.938cm" svg:x="1.27cm" svg:y="5.33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5.543cm" svg:height="1.27cm" svg:x="11.229cm" svg:y="19.304cm">
        <draw:image xlink:href="Pictures/10000200000000F00000003799C396C708A7775C.gif" xlink:type="simple" xlink:show="embed" xlink:actuate="onLoad">
          <text:p/>
        </draw:image>
      </draw:frame>
      <draw:frame draw:style-name="Mgr3" draw:text-style-name="MP6" draw:layer="backgroundobjects" svg:width="28cm" svg:height="21cm" svg:x="0.001cm" svg:y="0cm">
        <draw:image xlink:href="Pictures/1000020100000333000002632A9807A47E3AEB10.png" xlink:type="simple" xlink:show="embed" xlink:actuate="onLoad">
          <text:p/>
        </draw:image>
      </draw:frame>
      <presentation:notes style:page-layout-name="PM2">
        <draw:page-thumbnail presentation:style-name="Secion-title" draw:layer="backgroundobjects" svg:width="14.848cm" svg:height="11.136cm" svg:x="3.075cm" svg:y="2.257cm" presentation:class="page"/>
        <draw:frame presentation:style-name="Secio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pty" style:page-layout-name="PM1" draw:style-name="Mdp1">
      <draw:frame presentation:style-name="Empty-title" draw:layer="backgroundobjects" svg:width="25.199cm" svg:height="3.506cm" svg:x="1.4cm" svg:y="0.837cm" presentation:class="title" presentation:placeholder="true">
        <draw:text-box/>
      </draw:frame>
      <draw:frame presentation:style-name="Empty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Empty-title" draw:layer="backgroundobjects" svg:width="14.848cm" svg:height="11.136cm" svg:x="3.075cm" svg:y="2.257cm" presentation:class="page"/>
        <draw:frame presentation:style-name="Empty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va E. Popova </meta:initial-creator>
    <meta:creation-date>2015-10-14T17:23:27.441725857</meta:creation-date>
    <meta:generator>LibreOffice/5.0.3.2$Linux_X86_64 LibreOffice_project/00m0$Build-2</meta:generator>
    <dc:date>2015-12-11T16:49:16.318872152</dc:date>
    <dc:creator>Ива Е. Попова </dc:creator>
    <meta:editing-duration>PT11H45M55S</meta:editing-duration>
    <meta:editing-cycles>152</meta:editing-cycles>
    <meta:document-statistic meta:object-count="95"/>
  </office:meta>
</office:document-meta>
</file>